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4925in"/>
    </style:style>
    <style:style style:name="co3" style:family="table-column">
      <style:table-column-properties fo:break-before="auto" style:column-width="5.5035in"/>
    </style:style>
    <style:style style:name="co4" style:family="table-column">
      <style:table-column-properties fo:break-before="auto" style:column-width="5.6535in"/>
    </style:style>
    <style:style style:name="co5" style:family="table-column">
      <style:table-column-properties fo:break-before="auto" style:column-width="5.5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urobiMICPSolver, robustness false (0)</text:p>
          </table:table-cell>
          <table:table-cell office:value-type="string" calcext:value-type="string">
            <text:p>GurobiMICPSolver, robustness true (1)</text:p>
          </table:table-cell>
          <table:table-cell office:value-type="string" calcext:value-type="string">
            <text:p>GurobiMICPSolver_time, full (2)</text:p>
          </table:table-cell>
          <table:table-cell office:value-type="string" calcext:value-type="string">
            <text:p>GurobiMICPSolver_time, reduced (3)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/home/yue/anaconda3/envs/stl/bin/python /home/yue/Desktop/stl/main.py </text:p>
          </table:table-cell>
          <table:table-cell table:number-columns-repeated="2" office:value-type="string" calcext:value-type="string">
            <text:p>WARNING: pydrake import failed, Drake-based solvers disabled.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ARNING: pydrake import failed, Drake-based solvers disabled.</text:p>
          </table:table-cell>
          <table:table-cell table:number-columns-repeated="2" office:value-type="string" calcext:value-type="string">
            <text:p><text:s text:c="9"/>Install drake (https://drake.mit.edu/installation.html)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<text:s text:c="9"/>Install drake (https://drake.mit.edu/installation.html)</text:p>
          </table:table-cell>
          <table:table-cell table:number-columns-repeated="2" office:value-type="string" calcext:value-type="string">
            <text:p><text:s text:c="9"/>to use the Drake-based solvers.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<text:s text:c="9"/>to use the Drake-based solvers.</text:p>
          </table:table-cell>
          <table:table-cell table:number-columns-repeated="2" office:value-type="string" calcext:value-type="string">
            <text:p>Set parameter Usernam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t parameter Username</text:p>
          </table:table-cell>
          <table:table-cell table:number-columns-repeated="2" office:value-type="string" calcext:value-type="string">
            <text:p>Academic license - for non-commercial use only - expires 2024-09-06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cademic license - for non-commercial use only - expires 2024-09-06</text:p>
          </table:table-cell>
          <table:table-cell table:number-columns-repeated="2" office:value-type="string" calcext:value-type="string">
            <text:p>Setting up optimization problem...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tting up optimization problem...</text:p>
          </table:table-cell>
          <table:table-cell office:value-type="string" calcext:value-type="string">
            <text:p>Setup complete in 0.3541536331176758 seconds.</text:p>
          </table:table-cell>
          <table:table-cell office:value-type="string" calcext:value-type="string">
            <text:p>Setup complete in 0.316791296005249 seconds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up complete in 0.051386356353759766 seconds.</text:p>
          </table:table-cell>
          <table:table-cell office:value-type="string" calcext:value-type="string">
            <text:p>Setup complete in 0.05025196075439453 seconds.</text:p>
          </table:table-cell>
          <table:table-cell table:number-columns-repeated="2" office:value-type="string" calcext:value-type="string">
            <text:p>Gurobi Optimizer version 10.0.2 build v10.0.2rc0 (linux64)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&lt;class 'gurobipy.MQuadExpr'&gt;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urobi Optimizer version 10.0.2 build v10.0.2rc0 (linux64)</text:p>
          </table:table-cell>
          <table:table-cell table:number-columns-repeated="2" office:value-type="string" calcext:value-type="string">
            <text:p>CPU model: AMD Ryzen 7 5800X 8-Core Processor, instruction set [SSE2|AVX|AVX2]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Thread count: 8 physical cores, 16 logical processors, using up to 16 threads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PU model: AMD Ryzen 7 5800X 8-Core Processor, instruction set [SSE2|AVX|AVX2]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hread count: 8 physical cores, 16 logical processors, using up to 16 threads</text:p>
          </table:table-cell>
          <table:table-cell office:value-type="string" calcext:value-type="string">
            <text:p>Optimize a model with 447 rows, 593 columns and 916 nonzeros</text:p>
          </table:table-cell>
          <table:table-cell office:value-type="string" calcext:value-type="string">
            <text:p>Optimize a model with 402 rows, 533 columns and 826 nonzero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 fingerprint: 0x3b576201</text:p>
          </table:table-cell>
          <table:table-cell office:value-type="string" calcext:value-type="string">
            <text:p>Model fingerprint: 0xd530e3c5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ptimize a model with 57 rows, 77 columns and 142 nonzeros</text:p>
          </table:table-cell>
          <table:table-cell table:number-columns-repeated="2" office:value-type="string" calcext:value-type="string">
            <text:p>Model has 42 quadratic objective ter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el fingerprint: 0x854d1d65</text:p>
          </table:table-cell>
          <table:table-cell office:value-type="string" calcext:value-type="string">
            <text:p>Model fingerprint: 0xeae04105</text:p>
          </table:table-cell>
          <table:table-cell office:value-type="string" calcext:value-type="string">
            <text:p>Model has 252 quadratic constraints</text:p>
          </table:table-cell>
          <table:table-cell office:value-type="string" calcext:value-type="string">
            <text:p>Model has 222 quadratic constraints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odel has 42 quadratic objective terms</text:p>
          </table:table-cell>
          <table:table-cell office:value-type="string" calcext:value-type="string">
            <text:p>Variable types: 71 continuous, 522 integer (132 binary)</text:p>
          </table:table-cell>
          <table:table-cell office:value-type="string" calcext:value-type="string">
            <text:p>Variable types: 71 continuous, 462 integer (117 binary)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ariable types: 71 continuous, 6 integer (6 binary)</text:p>
          </table:table-cell>
          <table:table-cell table:number-columns-repeated="2" office:value-type="string" calcext:value-type="string">
            <text:p>Coefficient statistics: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efficient statistics:</text:p>
          </table:table-cell>
          <table:table-cell table:number-columns-repeated="2" office:value-type="string" calcext:value-type="string">
            <text:p><text:s text:c="2"/>Matrix range <text:s text:c="4"/>[1e+00, 1e+03]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<text:s text:c="2"/>Matrix range <text:s text:c="4"/>[1e+00, 1e+03]</text:p>
          </table:table-cell>
          <table:table-cell table:number-columns-repeated="2" office:value-type="string" calcext:value-type="string">
            <text:p><text:s text:c="2"/>QMatrix range <text:s text:c="3"/>[1e+00, 1e+00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Objective range <text:s/>[0e+00, 0e+00]</text:p>
          </table:table-cell>
          <table:table-cell office:value-type="string" calcext:value-type="string">
            <text:p><text:s text:c="2"/>Objective range <text:s/>[1e+00, 1e+00]</text:p>
          </table:table-cell>
          <table:table-cell table:number-columns-repeated="2" office:value-type="string" calcext:value-type="string">
            <text:p><text:s text:c="2"/>QLMatrix range <text:s text:c="2"/>[1e+00, 1e+00]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<text:s text:c="2"/>QObjective range [2e+00, 2e+00]</text:p>
          </table:table-cell>
          <table:table-cell table:number-columns-repeated="2" office:value-type="string" calcext:value-type="string">
            <text:p><text:s text:c="2"/>Objective range <text:s/>[1e+00, 1e+00]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<text:s text:c="2"/>Bounds range <text:s text:c="4"/>[1e+00, 1e+00]</text:p>
          </table:table-cell>
          <table:table-cell table:number-columns-repeated="2" office:value-type="string" calcext:value-type="string">
            <text:p><text:s text:c="2"/>QObjective range [2e+00, 2e+00]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<text:s text:c="2"/>RHS range <text:s text:c="7"/>[1e+00, 1e+03]</text:p>
          </table:table-cell>
          <table:table-cell table:number-columns-repeated="2" office:value-type="string" calcext:value-type="string">
            <text:p><text:s text:c="2"/>Bounds range <text:s text:c="4"/>[1e+00, 1e+02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olve removed 31 rows and 32 columns</text:p>
          </table:table-cell>
          <table:table-cell office:value-type="string" calcext:value-type="string">
            <text:p>Presolve removed 31 rows and 31 columns</text:p>
          </table:table-cell>
          <table:table-cell table:number-columns-repeated="2" office:value-type="string" calcext:value-type="string">
            <text:p><text:s text:c="2"/>RHS range <text:s text:c="7"/>[1e+00, 1e+03]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esolve time: 0.00s</text:p>
          </table:table-cell>
          <table:table-cell table:number-columns-repeated="2" office:value-type="string" calcext:value-type="string">
            <text:p><text:s text:c="2"/>QRHS range <text:s text:c="6"/>[1e+00, 1e+00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olved: 26 rows, 45 columns, 74 nonzeros</text:p>
          </table:table-cell>
          <table:table-cell office:value-type="string" calcext:value-type="string">
            <text:p>Presolved: 26 rows, 46 columns, 79 nonzeros</text:p>
          </table:table-cell>
          <table:table-cell office:value-type="string" calcext:value-type="string">
            <text:p>Presolve added 503 rows and 0 columns</text:p>
          </table:table-cell>
          <table:table-cell office:value-type="string" calcext:value-type="string">
            <text:p>Presolve added 482 rows and 0 columns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esolved model has 40 quadratic objective terms</text:p>
          </table:table-cell>
          <table:table-cell office:value-type="string" calcext:value-type="string">
            <text:p>Presolve removed 0 rows and 228 columns</text:p>
          </table:table-cell>
          <table:table-cell office:value-type="string" calcext:value-type="string">
            <text:p>Presolve removed 0 rows and 188 colum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riable types: 40 continuous, 5 integer (5 binary)</text:p>
          </table:table-cell>
          <table:table-cell office:value-type="string" calcext:value-type="string">
            <text:p>Variable types: 41 continuous, 5 integer (5 binary)</text:p>
          </table:table-cell>
          <table:table-cell table:number-columns-repeated="2" office:value-type="string" calcext:value-type="string">
            <text:p>Presolve time: 0.01s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ound heuristic solution: objective 8.9448632</text:p>
          </table:table-cell>
          <table:table-cell office:value-type="string" calcext:value-type="string">
            <text:p>Presolved: 950 rows, 365 columns, 2321 nonzeros</text:p>
          </table:table-cell>
          <table:table-cell office:value-type="string" calcext:value-type="string">
            <text:p>Presolved: 884 rows, 345 columns, 2169 nonzeros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Presolved model has 40 quadratic objective ter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ot relaxation: objective 0.000000e+00, 5 iterations, 0.00 seconds (0.00 work units)</text:p>
          </table:table-cell>
          <table:table-cell office:value-type="string" calcext:value-type="string">
            <text:p>Root relaxation: objective -7.980394e+02, 33 iterations, 0.00 seconds (0.00 work units)</text:p>
          </table:table-cell>
          <table:table-cell office:value-type="string" calcext:value-type="string">
            <text:p>Variable types: 41 continuous, 324 integer (125 binary)</text:p>
          </table:table-cell>
          <table:table-cell office:value-type="string" calcext:value-type="string">
            <text:p>Variable types: 41 continuous, 304 integer (115 binary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und heuristic solution: objective 31.7285414</text:p>
          </table:table-cell>
          <table:table-cell office:value-type="string" calcext:value-type="string">
            <text:p>Found heuristic solution: objective 36.7102311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<text:s text:c="4"/>Nodes <text:s text:c="3"/>| <text:s text:c="3"/>Current Node <text:s text:c="3"/>| <text:s text:c="4"/>Objective Bounds <text:s text:c="5"/>| <text:s text:c="4"/>Work</text:p>
          </table:table-cell>
          <table:table-cell office:value-type="string" calcext:value-type="string">
            <text:p>Found heuristic solution: objective 31.1829537</text:p>
          </table:table-cell>
          <table:table-cell office:value-type="string" calcext:value-type="string">
            <text:p>Found heuristic solution: objective 25.9448631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<text:s/>Expl Unexpl | <text:s/>Obj <text:s/>Depth IntInf | Incumbent <text:s text:c="3"/>BestBd <text:s text:c="2"/>Gap | It/Node Tim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oot relaxation: objective -9.292541e+02, 1098 iterations, 0.00 seconds (0.00 work units)</text:p>
          </table:table-cell>
          <table:table-cell office:value-type="string" calcext:value-type="string">
            <text:p>Root relaxation: objective -9.323457e+02, 870 iterations, 0.00 seconds (0.00 work unit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5"/>0 <text:s text:c="4"/>0 <text:s text:c="3"/>0.00000 <text:s text:c="3"/>0 <text:s text:c="3"/>2 <text:s text:c="3"/>8.94486 <text:s text:c="3"/>0.00000 <text:s text:c="2"/>100% <text:s text:c="4"/>- <text:s text:c="3"/>0s</text:p>
          </table:table-cell>
          <table:table-cell office:value-type="string" calcext:value-type="string">
            <text:p><text:s text:c="5"/>0 <text:s text:c="4"/>0 -798.03945 <text:s text:c="3"/>0 <text:s text:c="3"/>5 <text:s text:c="3"/>8.94486 -798.03945 <text:s/>9022% <text:s text:c="4"/>- <text:s text:c="3"/>0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5"/>0 <text:s text:c="4"/>0 <text:s text:c="3"/>0.00000 <text:s text:c="3"/>0 <text:s text:c="3"/>2 <text:s text:c="3"/>8.94486 <text:s text:c="3"/>0.00000 <text:s text:c="2"/>100% <text:s text:c="4"/>- <text:s text:c="3"/>0s</text:p>
          </table:table-cell>
          <table:table-cell/>
          <table:table-cell table:number-columns-repeated="2" office:value-type="string" calcext:value-type="string">
            <text:p><text:s text:c="4"/>Nodes <text:s text:c="3"/>| <text:s text:c="3"/>Current Node <text:s text:c="3"/>| <text:s text:c="4"/>Objective Bounds <text:s text:c="5"/>| <text:s text:c="4"/>Wor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5"/>0 <text:s text:c="4"/>0 <text:s text:c="3"/>0.00000 <text:s text:c="3"/>0 <text:s text:c="3"/>2 <text:s text:c="3"/>8.94486 <text:s text:c="3"/>0.00000 <text:s text:c="2"/>100% <text:s text:c="4"/>- <text:s text:c="3"/>0s</text:p>
          </table:table-cell>
          <table:table-cell office:value-type="string" calcext:value-type="string">
            <text:p>Explored 1 nodes (33 simplex iterations) in 0.00 seconds (0.00 work units)</text:p>
          </table:table-cell>
          <table:table-cell table:number-columns-repeated="2" office:value-type="string" calcext:value-type="string">
            <text:p><text:s/>Expl Unexpl | <text:s/>Obj <text:s/>Depth IntInf | Incumbent <text:s text:c="3"/>BestBd <text:s text:c="2"/>Gap | It/Node 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5"/>0 <text:s text:c="4"/>0 <text:s text:c="3"/>0.00000 <text:s text:c="3"/>0 <text:s text:c="3"/>2 <text:s text:c="3"/>8.94486 <text:s text:c="3"/>0.00000 <text:s text:c="2"/>100% <text:s text:c="4"/>- <text:s text:c="3"/>0s</text:p>
          </table:table-cell>
          <table:table-cell office:value-type="string" calcext:value-type="string">
            <text:p>Thread count was 16 (of 16 available processors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5"/>0 <text:s text:c="4"/>0 <text:s text:c="3"/>0.00000 <text:s text:c="3"/>0 <text:s text:c="3"/>2 <text:s text:c="3"/>8.94486 <text:s text:c="3"/>0.00000 <text:s text:c="2"/>100% <text:s text:c="4"/>- <text:s text:c="3"/>0s</text:p>
          </table:table-cell>
          <table:table-cell/>
          <table:table-cell office:value-type="string" calcext:value-type="string">
            <text:p><text:s text:c="5"/>0 <text:s text:c="4"/>0 -929.25410 <text:s text:c="3"/>0 <text:s/>253 <text:s text:c="2"/>31.18295 -929.25410 <text:s/>3080% <text:s text:c="4"/>- <text:s text:c="3"/>0s</text:p>
          </table:table-cell>
          <table:table-cell office:value-type="string" calcext:value-type="string">
            <text:p><text:s text:c="5"/>0 <text:s text:c="4"/>0 -932.34568 <text:s text:c="3"/>0 <text:s/>218 <text:s text:c="2"/>25.94486 -932.34568 <text:s/>3694% <text:s text:c="4"/>- <text:s text:c="3"/>0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5"/>0 <text:s text:c="4"/>2 <text:s text:c="3"/>0.00000 <text:s text:c="3"/>0 <text:s text:c="3"/>2 <text:s text:c="3"/>8.94486 <text:s text:c="3"/>0.00000 <text:s text:c="2"/>100% <text:s text:c="4"/>- <text:s text:c="3"/>0s</text:p>
          </table:table-cell>
          <table:table-cell office:value-type="string" calcext:value-type="string">
            <text:p>Solution count 1: 8.94486 </text:p>
          </table:table-cell>
          <table:table-cell office:value-type="string" calcext:value-type="string">
            <text:p><text:s text:c="5"/>0 <text:s text:c="4"/>0 -919.21319 <text:s text:c="3"/>0 <text:s/>242 <text:s text:c="2"/>31.18295 -919.21319 <text:s/>3048% <text:s text:c="4"/>- <text:s text:c="3"/>0s</text:p>
          </table:table-cell>
          <table:table-cell office:value-type="string" calcext:value-type="string">
            <text:p><text:s text:c="5"/>0 <text:s text:c="4"/>0 -916.32843 <text:s text:c="3"/>0 <text:s/>206 <text:s text:c="2"/>25.94486 -916.32843 <text:s/>3632% <text:s text:c="4"/>- <text:s text:c="3"/>0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5"/>0 <text:s text:c="4"/>0 <text:s/>-19.96314 <text:s text:c="3"/>0 <text:s/>278 <text:s text:c="2"/>31.18295 <text:s/>-19.96314 <text:s text:c="2"/>164% <text:s text:c="4"/>- <text:s text:c="3"/>0s</text:p>
          </table:table-cell>
          <table:table-cell office:value-type="string" calcext:value-type="string">
            <text:p><text:s text:c="5"/>0 <text:s text:c="4"/>0 -119.45909 <text:s text:c="3"/>0 <text:s/>251 <text:s text:c="2"/>25.94486 -119.45909 <text:s text:c="2"/>560% <text:s text:c="4"/>- <text:s text:c="3"/>0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red 3 nodes (45 simplex iterations) in 0.00 seconds (0.00 work units)</text:p>
          </table:table-cell>
          <table:table-cell office:value-type="string" calcext:value-type="string">
            <text:p>Optimal solution found (tolerance 1.00e-04)</text:p>
          </table:table-cell>
          <table:table-cell office:value-type="string" calcext:value-type="string">
            <text:p>H <text:s text:c="3"/>0 <text:s text:c="4"/>0 <text:s text:c="21"/>17.1388026 <text:s/>-19.96314 <text:s text:c="2"/>216% <text:s text:c="4"/>- <text:s text:c="3"/>0s</text:p>
          </table:table-cell>
          <table:table-cell office:value-type="string" calcext:value-type="string">
            <text:p>H <text:s text:c="3"/>0 <text:s text:c="4"/>0 <text:s text:c="21"/>17.1388026 -119.45909 <text:s text:c="2"/>797% <text:s text:c="4"/>- <text:s text:c="3"/>0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ad count was 16 (of 16 available processors)</text:p>
          </table:table-cell>
          <table:table-cell office:value-type="string" calcext:value-type="string">
            <text:p>Best objective 8.944863227724e+00, best bound 8.944863227724e+00, gap 0.0000%</text:p>
          </table:table-cell>
          <table:table-cell office:value-type="string" calcext:value-type="string">
            <text:p><text:s text:c="5"/>0 <text:s text:c="4"/>0 <text:s/>-16.00000 <text:s text:c="3"/>0 <text:s/>278 <text:s text:c="2"/>17.13880 <text:s/>-16.00000 <text:s text:c="2"/>193% <text:s text:c="4"/>- <text:s text:c="3"/>0s</text:p>
          </table:table-cell>
          <table:table-cell office:value-type="string" calcext:value-type="string">
            <text:p><text:s text:c="5"/>0 <text:s text:c="4"/>0 <text:s/>-51.54821 <text:s text:c="3"/>0 <text:s/>251 <text:s text:c="2"/>17.13880 <text:s/>-51.54821 <text:s text:c="2"/>401% <text:s text:c="4"/>- <text:s text:c="3"/>0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5"/>0 <text:s text:c="4"/>0 <text:s text:c="2"/>-8.86120 <text:s text:c="3"/>0 <text:s/>264 <text:s text:c="2"/>17.13880 <text:s text:c="2"/>-8.86120 <text:s text:c="2"/>152% <text:s text:c="4"/>- <text:s text:c="3"/>0s</text:p>
          </table:table-cell>
          <table:table-cell office:value-type="string" calcext:value-type="string">
            <text:p><text:s text:c="5"/>0 <text:s text:c="4"/>0 <text:s/>-37.69291 <text:s text:c="3"/>0 <text:s/>253 <text:s text:c="2"/>17.13880 <text:s/>-37.69291 <text:s text:c="2"/>320% <text:s text:c="4"/>- <text:s text:c="3"/>0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ution count 1: 8.94486 </text:p>
          </table:table-cell>
          <table:table-cell office:value-type="string" calcext:value-type="string">
            <text:p>Optimal Solution Found!</text:p>
          </table:table-cell>
          <table:table-cell office:value-type="string" calcext:value-type="string">
            <text:p><text:s text:c="5"/>0 <text:s text:c="4"/>0 <text:s text:c="2"/>-8.86120 <text:s text:c="3"/>0 <text:s/>264 <text:s text:c="2"/>17.13880 <text:s text:c="2"/>-8.86120 <text:s text:c="2"/>152% <text:s text:c="4"/>- <text:s text:c="3"/>0s</text:p>
          </table:table-cell>
          <table:table-cell office:value-type="string" calcext:value-type="string">
            <text:p><text:s text:c="5"/>0 <text:s text:c="4"/>0 <text:s text:c="2"/>-8.52786 <text:s text:c="3"/>0 <text:s/>245 <text:s text:c="2"/>17.13880 <text:s text:c="2"/>-8.52786 <text:s text:c="2"/>150% <text:s text:c="4"/>- <text:s text:c="3"/>0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5"/>0 <text:s text:c="4"/>0 <text:s text:c="2"/>-8.86120 <text:s text:c="3"/>0 <text:s/>262 <text:s text:c="2"/>17.13880 <text:s text:c="2"/>-8.86120 <text:s text:c="2"/>152% <text:s text:c="4"/>- <text:s text:c="3"/>0s</text:p>
          </table:table-cell>
          <table:table-cell office:value-type="string" calcext:value-type="string">
            <text:p><text:s text:c="5"/>0 <text:s text:c="4"/>0 <text:s text:c="2"/>-8.52786 <text:s text:c="3"/>0 <text:s/>246 <text:s text:c="2"/>17.13880 <text:s text:c="2"/>-8.52786 <text:s text:c="2"/>150% <text:s text:c="4"/>- <text:s text:c="3"/>0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timal solution found (tolerance 1.00e-04)</text:p>
          </table:table-cell>
          <table:table-cell office:value-type="string" calcext:value-type="string">
            <text:p>Solve time: <text:s/>0.0033850669860839844</text:p>
          </table:table-cell>
          <table:table-cell office:value-type="string" calcext:value-type="string">
            <text:p><text:s text:c="5"/>0 <text:s text:c="4"/>0 <text:s text:c="2"/>-8.86120 <text:s text:c="3"/>0 <text:s/>260 <text:s text:c="2"/>17.13880 <text:s text:c="2"/>-8.86120 <text:s text:c="2"/>152% <text:s text:c="4"/>- <text:s text:c="3"/>0s</text:p>
          </table:table-cell>
          <table:table-cell office:value-type="string" calcext:value-type="string">
            <text:p><text:s text:c="5"/>0 <text:s text:c="4"/>0 <text:s text:c="2"/>-8.02786 <text:s text:c="3"/>0 <text:s/>233 <text:s text:c="2"/>17.13880 <text:s text:c="2"/>-8.02786 <text:s text:c="2"/>147% <text:s text:c="4"/>- <text:s text:c="3"/>0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st objective 8.944863227724e+00, best bound 8.944863227724e+00, gap 0.0000%</text:p>
          </table:table-cell>
          <table:table-cell office:value-type="string" calcext:value-type="string">
            <text:p>Optimal robustness: <text:s/>0.0</text:p>
          </table:table-cell>
          <table:table-cell office:value-type="string" calcext:value-type="string">
            <text:p><text:s text:c="5"/>0 <text:s text:c="4"/>0 <text:s text:c="2"/>-8.86120 <text:s text:c="3"/>0 <text:s/>254 <text:s text:c="2"/>17.13880 <text:s text:c="2"/>-8.86120 <text:s text:c="2"/>152% <text:s text:c="4"/>- <text:s text:c="3"/>0s</text:p>
          </table:table-cell>
          <table:table-cell office:value-type="string" calcext:value-type="string">
            <text:p><text:s text:c="5"/>0 <text:s text:c="4"/>0 <text:s text:c="2"/>-8.02786 <text:s text:c="3"/>0 <text:s/>233 <text:s text:c="2"/>17.13880 <text:s text:c="2"/>-8.02786 <text:s text:c="2"/>147% <text:s text:c="4"/>- <text:s text:c="3"/>0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5"/>0 <text:s text:c="4"/>2 <text:s text:c="2"/>-8.86120 <text:s text:c="3"/>0 <text:s/>254 <text:s text:c="2"/>17.13880 <text:s text:c="2"/>-8.86120 <text:s text:c="2"/>152% <text:s text:c="4"/>- <text:s text:c="3"/>0s</text:p>
          </table:table-cell>
          <table:table-cell office:value-type="string" calcext:value-type="string">
            <text:p><text:s text:c="5"/>0 <text:s text:c="4"/>0 <text:s text:c="2"/>-8.02786 <text:s text:c="3"/>0 <text:s/>231 <text:s text:c="2"/>17.13880 <text:s text:c="2"/>-8.02786 <text:s text:c="2"/>147% <text:s text:c="4"/>- <text:s text:c="3"/>0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timal Solution Found!</text:p>
          </table:table-cell>
          <table:table-cell/>
          <table:table-cell office:value-type="string" calcext:value-type="string">
            <text:p>H <text:s text:c="2"/>70 <text:s text:c="3"/>51 <text:s text:c="21"/>14.4350989 <text:s text:c="2"/>-8.86120 <text:s text:c="2"/>161% <text:s/>15.3 <text:s text:c="3"/>0s</text:p>
          </table:table-cell>
          <table:table-cell office:value-type="string" calcext:value-type="string">
            <text:p><text:s text:c="5"/>0 <text:s text:c="4"/>2 <text:s text:c="2"/>-8.02786 <text:s text:c="3"/>0 <text:s/>231 <text:s text:c="2"/>17.13880 <text:s text:c="2"/>-8.02786 <text:s text:c="2"/>147% <text:s text:c="4"/>- <text:s text:c="3"/>0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ss finished with exit code 0</text:p>
          </table:table-cell>
          <table:table-cell office:value-type="string" calcext:value-type="string">
            <text:p>H <text:s/>459 <text:s text:c="2"/>380 <text:s text:c="21"/>13.9721360 <text:s text:c="2"/>-8.86120 <text:s text:c="2"/>163% <text:s text:c="2"/>8.8 <text:s text:c="3"/>0s</text:p>
          </table:table-cell>
          <table:table-cell office:value-type="string" calcext:value-type="string">
            <text:p>H <text:s text:c="2"/>82 <text:s text:c="3"/>54 <text:s text:c="21"/>13.9721360 <text:s text:c="2"/>-8.02786 <text:s text:c="2"/>157% <text:s/>12.0 <text:s text:c="3"/>0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ve time: <text:s/>0.004091978073120117</text:p>
          </table:table-cell>
          <table:table-cell/>
          <table:table-cell office:value-type="string" calcext:value-type="string">
            <text:p>* 1512 <text:s text:c="2"/>851 <text:s text:c="12"/>179 <text:s text:c="5"/>11.1388026 <text:s text:c="2"/>-8.86120 <text:s text:c="2"/>180% <text:s text:c="2"/>7.6 <text:s text:c="3"/>0s</text:p>
          </table:table-cell>
          <table:table-cell office:value-type="string" calcext:value-type="string">
            <text:p>* 1113 <text:s text:c="2"/>483 <text:s text:c="12"/>143 <text:s text:c="5"/>11.9721360 <text:s text:c="2"/>-8.02786 <text:s text:c="2"/>167% <text:s text:c="2"/>8.9 <text:s text:c="3"/>0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timal robustness: <text:s/>0.0</text:p>
          </table:table-cell>
          <table:table-cell/>
          <table:table-cell office:value-type="string" calcext:value-type="string">
            <text:p>H 1576 <text:s text:c="2"/>850 <text:s text:c="21"/>11.0111985 <text:s text:c="2"/>-8.86120 <text:s text:c="2"/>180% <text:s text:c="2"/>7.6 <text:s text:c="3"/>0s</text:p>
          </table:table-cell>
          <table:table-cell office:value-type="string" calcext:value-type="string">
            <text:p>H 1149 <text:s text:c="2"/>480 <text:s text:c="21"/>10.9483264 <text:s text:c="2"/>-8.02786 <text:s text:c="2"/>173% <text:s text:c="2"/>9.0 <text:s text:c="3"/>0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 2549 <text:s/>1366 <text:s text:c="21"/>10.9483264 <text:s text:c="2"/>-8.86120 <text:s text:c="2"/>181% <text:s text:c="2"/>7.8 <text:s text:c="3"/>0s</text:p>
          </table:table-cell>
          <table:table-cell office:value-type="string" calcext:value-type="string">
            <text:p>H 1236 <text:s text:c="2"/>444 <text:s text:c="22"/>7.9483265 <text:s text:c="2"/>-8.02786 <text:s text:c="2"/>201% <text:s text:c="2"/>9.5 <text:s text:c="3"/>0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 2595 <text:s/>1049 <text:s text:c="12"/>190 <text:s text:c="6"/>7.9721360 <text:s text:c="2"/>-8.86120 <text:s text:c="2"/>211% <text:s text:c="2"/>7.8 <text:s text:c="3"/>0s</text:p>
          </table:table-cell>
          <table:table-cell office:value-type="string" calcext:value-type="string">
            <text:p>H 1241 <text:s text:c="2"/>444 <text:s text:c="22"/>7.9483264 <text:s text:c="2"/>-8.02786 <text:s text:c="2"/>201% <text:s text:c="2"/>9.5 <text:s text:c="3"/>0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cess finished with exit code 0</text:p>
          </table:table-cell>
          <table:table-cell/>
          <table:table-cell office:value-type="string" calcext:value-type="string">
            <text:p>H 3878 <text:s text:c="2"/>937 <text:s text:c="22"/>7.9448632 <text:s text:c="2"/>-8.86120 <text:s text:c="2"/>212% <text:s text:c="2"/>7.9 <text:s text:c="3"/>0s</text:p>
          </table:table-cell>
          <table:table-cell office:value-type="string" calcext:value-type="string">
            <text:p>H 2531 <text:s text:c="2"/>672 <text:s text:c="22"/>7.9448632 <text:s text:c="2"/>-8.02786 <text:s text:c="2"/>201% <text:s text:c="2"/>9.9 <text:s text:c="3"/>0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Cutting planes: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Learned: 5</text:p>
          </table:table-cell>
          <table:table-cell office:value-type="string" calcext:value-type="string">
            <text:p><text:s text:c="2"/>Learned: 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Gomory: 1</text:p>
          </table:table-cell>
          <table:table-cell office:value-type="string" calcext:value-type="string">
            <text:p><text:s text:c="2"/>Implied bound: 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Implied bound: 55</text:p>
          </table:table-cell>
          <table:table-cell office:value-type="string" calcext:value-type="string">
            <text:p><text:s text:c="2"/>MIR: 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MIR: 43</text:p>
          </table:table-cell>
          <table:table-cell office:value-type="string" calcext:value-type="string">
            <text:p><text:s text:c="2"/>Flow cover: 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Flow cover: 5</text:p>
          </table:table-cell>
          <table:table-cell office:value-type="string" calcext:value-type="string">
            <text:p><text:s text:c="2"/>RLT: 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RLT: 23</text:p>
          </table:table-cell>
          <table:table-cell office:value-type="string" calcext:value-type="string">
            <text:p><text:s text:c="2"/>Relax-and-lift: 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Relax-and-lift: 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xplored 6482 nodes (60219 simplex iterations) in 0.51 seconds (0.68 work units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plored 6306 nodes (48669 simplex iterations) in 0.55 seconds (0.70 work units)</text:p>
          </table:table-cell>
          <table:table-cell office:value-type="string" calcext:value-type="string">
            <text:p>Thread count was 16 (of 16 available processors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read count was 16 (of 16 available processors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olution count 9: 7.94486 7.94833 7.94833 ... 36.71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lution count 10: 7.94486 7.97214 10.9483 ... 31.728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Optimal solution found (tolerance 1.00e-04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ptimal solution found (tolerance 1.00e-04)</text:p>
          </table:table-cell>
          <table:table-cell office:value-type="string" calcext:value-type="string">
            <text:p>Best objective 7.944863227726e+00, best bound 7.944863227726e+00, gap 0.0000%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st objective 7.944863227726e+00, best bound 7.944863227726e+00, gap 0.0000%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Optimal Solution Found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ptimal Solution Found!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olve time: <text:s/>0.51006507873535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lve time: <text:s/>0.5508909225463867</text:p>
          </table:table-cell>
          <table:table-cell office:value-type="string" calcext:value-type="string">
            <text:p>Optimal robustness: <text:s/>1.0000000000000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ptimal robustness: <text:s/>1.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Process finished with exit code 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cess finished with exit code 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6:19:46.733798706</meta:creation-date>
    <meta:generator>LibreOffice/7.3.7.2$Linux_X86_64 LibreOffice_project/30$Build-2</meta:generator>
    <dc:date>2023-10-19T19:18:10.922590348</dc:date>
    <meta:editing-duration>PT18M18S</meta:editing-duration>
    <meta:editing-cycles>8</meta:editing-cycles>
    <meta:document-statistic meta:table-count="1" meta:cell-count="230" meta:object-count="0"/>
  </office:meta>
</office:document-meta>
</file>